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a9d2" officeooo:paragraph-rsid="001ca9d2"/>
    </style:style>
    <style:style style:name="T1" style:family="text">
      <style:text-properties officeooo:rsid="001d55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 1 program <text:span text:style-name="T1">4</text:span></text:p>
      <text:p text:style-name="Standard"/>
      <text:p text:style-name="Standard">import time</text:p>
      <text:p text:style-name="Standard">while True:</text:p>
      <text:p text:style-name="Standard"><text:s text:c="4"/>time.sleep(6)</text:p>
      <text:p text:style-name="Standard"><text:s text:c="4"/>print("kaushik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3:14:15.378115309</meta:creation-date>
    <dc:date>2019-03-16T13:28:51.210975438</dc:date>
    <meta:editing-duration>PT14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0" meta:character-count="76" meta:non-whitespace-character-count="63"/>
  </office:meta>
</office:document-meta>
</file>